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33" style:family="table">
      <style:table-properties style:width="14.76cm" table:align="center" style:writing-mode="lr-tb"/>
    </style:style>
    <style:style style:name="Tabla133.A" style:family="table-column">
      <style:table-column-properties style:column-width="8.722cm"/>
    </style:style>
    <style:style style:name="Tabla133.B" style:family="table-column">
      <style:table-column-properties style:column-width="6.038cm"/>
    </style:style>
    <style:style style:name="Tabla133.1" style:family="table-row">
      <style:table-row-properties style:min-row-height="0.714cm" fo:keep-together="auto"/>
    </style:style>
    <style:style style:name="Tabla13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3.2" style:family="table-row">
      <style:table-row-properties fo:keep-together="auto"/>
    </style:style>
    <style:style style:name="Tabla133.3" style:family="table-row">
      <style:table-row-properties fo:keep-together="auto"/>
    </style:style>
    <style:style style:name="Tabla133.4" style:family="table-row">
      <style:table-row-properties fo:keep-together="auto"/>
    </style:style>
    <style:style style:name="Tabla133.5" style:family="table-row">
      <style:table-row-properties fo:keep-together="auto"/>
    </style:style>
    <style:style style:name="Tabla134" style:family="table">
      <style:table-properties style:width="14.76cm" table:align="center" style:writing-mode="lr-tb"/>
    </style:style>
    <style:style style:name="Tabla134.A" style:family="table-column">
      <style:table-column-properties style:column-width="6.376cm"/>
    </style:style>
    <style:style style:name="Tabla134.B" style:family="table-column">
      <style:table-column-properties style:column-width="8.384cm"/>
    </style:style>
    <style:style style:name="Tabla134.1" style:family="table-row">
      <style:table-row-properties style:min-row-height="0.591cm" fo:keep-together="auto"/>
    </style:style>
    <style:style style:name="Tabla13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4.3" style:family="table-row">
      <style:table-row-properties fo:keep-together="auto"/>
    </style:style>
    <style:style style:name="Tabla134.4" style:family="table-row">
      <style:table-row-properties fo:keep-together="auto"/>
    </style:style>
    <style:style style:name="Tabla134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34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34.5" style:family="table-row">
      <style:table-row-properties fo:keep-together="auto"/>
    </style:style>
    <style:style style:name="Tabla134.6" style:family="table-row">
      <style:table-row-properties fo:keep-together="auto"/>
    </style:style>
    <style:style style:name="Tabla134.7" style:family="table-row">
      <style:table-row-properties fo:keep-together="auto"/>
    </style:style>
    <style:style style:name="Tabla134.8" style:family="table-row">
      <style:table-row-properties fo:keep-together="auto"/>
    </style:style>
    <style:style style:name="Tabla134.9" style:family="table-row">
      <style:table-row-properties fo:keep-together="auto"/>
    </style:style>
    <style:style style:name="Tabla134.10" style:family="table-row">
      <style:table-row-properties fo:keep-together="auto"/>
    </style:style>
    <style:style style:name="Tabla134.11" style:family="table-row">
      <style:table-row-properties fo:keep-together="auto"/>
    </style:style>
    <style:style style:name="Tabla135" style:family="table">
      <style:table-properties style:width="14.76cm" table:align="center" style:writing-mode="lr-tb"/>
    </style:style>
    <style:style style:name="Tabla135.A" style:family="table-column">
      <style:table-column-properties style:column-width="14.76cm"/>
    </style:style>
    <style:style style:name="Tabla135.1" style:family="table-row">
      <style:table-row-properties fo:keep-together="auto"/>
    </style:style>
    <style:style style:name="Tabla13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14.76cm" table:align="center" style:writing-mode="lr-tb"/>
    </style:style>
    <style:style style:name="Table19.A" style:family="table-column">
      <style:table-column-properties style:column-width="14.76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0" style:family="table">
      <style:table-properties style:width="14.76cm" table:align="center" style:writing-mode="lr-tb"/>
    </style:style>
    <style:style style:name="Table20.A" style:family="table-column">
      <style:table-column-properties style:column-width="14.76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0.2" style:family="table-row">
      <style:table-row-properties style:min-row-height="0.288cm" fo:keep-together="auto"/>
    </style:style>
    <style:style style:name="Table20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arial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4" style:family="paragraph" style:parent-style-name="Standard">
      <style:text-properties fo:color="#000000" style:font-name="arial" fo:font-size="12pt" style:font-size-asian="12pt" style:font-size-complex="12pt"/>
    </style:style>
    <style:style style:name="P5" style:family="paragraph" style:parent-style-name="Standard">
      <style:paragraph-properties style:snap-to-layout-grid="false"/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7" style:family="paragraph" style:parent-style-name="Standard">
      <style:paragraph-properties style:snap-to-layout-gri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style:snap-to-layout-grid="false"/>
      <style:text-properties fo:color="#000000" style:font-name="arial" fo:font-size="12pt" fo:background-color="#ffff00" style:font-size-asian="12pt" style:font-size-complex="12pt"/>
    </style:style>
    <style:style style:name="P9" style:family="paragraph" style:parent-style-name="Standard">
      <style:paragraph-properties fo:text-align="justify" style:justify-single-word="false" fo:hyphenation-ladder-count="no-limit"/>
      <style:text-properties style:font-name="Arial" fo:font-size="12pt" fo:font-weight="bold" style:font-weight-asian="bold" fo:hyphenate="true" fo:hyphenation-remain-char-count="2" fo:hyphenation-push-char-count="2"/>
    </style:style>
    <style:style style:name="P10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size="12pt" style:font-size-asian="12pt" style:font-size-complex="12pt"/>
    </style:style>
    <style:style style:name="P12" style:family="paragraph" style:parent-style-name="Standard">
      <style:paragraph-properties fo:break-before="page"/>
      <style:text-properties fo:color="#000000" style:font-name="arial" fo:font-size="12pt" style:font-size-asian="12pt" style:font-size-complex="12pt"/>
    </style:style>
    <style:style style:name="P13" style:family="paragraph" style:parent-style-name="UC_5f_NormalAzul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14" style:family="paragraph" style:parent-style-name="Table_20_Contents" style:list-style-name="WW8Num8">
      <style:paragraph-properties fo:orphans="2" fo:widows="2" style:snap-to-layout-grid="false" style:writing-mode="lr-tb">
        <style:tab-stops>
          <style:tab-stop style:position="0.953cm"/>
        </style:tab-stops>
      </style:paragraph-properties>
      <style:text-properties fo:color="#000000" style:font-name="arial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5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style:font-size-asian="12pt" style:font-size-complex="12pt"/>
    </style:style>
    <style:style style:name="P16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cm" fo:margin-bottom="0.3cm" fo:background-color="transparent">
        <style:tab-stops/>
        <style:background-image/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style:font-name="arial" style:font-size-asian="12pt" style:font-size-complex="12pt" style:font-weight-complex="normal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Source_20_Text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Source_20_Text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Source_20_Text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UC_5f_NormalAzul_20_Car"><text:span text:style-name="T4">Eliminar Relación de Item</text:span></text:span></text:p>
      <table:table table:name="Tabla133" table:style-name="Tabla133">
        <table:table-column table:style-name="Tabla133.A"/>
        <table:table-column table:style-name="Tabla133.B"/>
        <table:table-row table:style-name="Tabla133.1">
          <table:table-cell table:style-name="Tabla133.A1" office:value-type="string">
            <text:p text:style-name="P3">Nombre del Caso de Uso:<text:span text:style-name="T7"> Eliminar Relación de Ítems.</text:span></text:p>
          </table:table-cell>
          <table:table-cell table:style-name="Tabla133.B1" office:value-type="string">
            <text:p text:style-name="P3">Nro. de Caso de Uso: <text:span text:style-name="T8">CU 89</text:span></text:p>
          </table:table-cell>
        </table:table-row>
        <table:table-row table:style-name="Tabla133.2">
          <table:table-cell table:style-name="Tabla133.B1" table:number-columns-spanned="2" office:value-type="string">
            <text:p text:style-name="P5"><text:span text:style-name="T9">Actor Principal:</text:span> Miembro de Proyecto.</text:p>
          </table:table-cell>
          <table:covered-table-cell/>
        </table:table-row>
        <table:table-row table:style-name="Tabla133.3">
          <table:table-cell table:style-name="Tabla133.B1" table:number-columns-spanned="2" office:value-type="string">
            <text:p text:style-name="P5"><text:span text:style-name="T9">Objetivo:</text:span> Eliminar una relación de un ítems.</text:p>
          </table:table-cell>
          <table:covered-table-cell/>
        </table:table-row>
        <table:table-row table:style-name="Tabla133.4">
          <table:table-cell table:style-name="Tabla133.B1" table:number-columns-spanned="2" office:value-type="string">
            <text:p text:style-name="P3">Pre-Condiciones:</text:p>
            <text:p text:style-name="P7">1 – El Miembro de Proyecto debe estar registrado en el sistema.</text:p>
            <text:p text:style-name="P7">2 – El Miembro de Proyecto debe haber iniciado sesión en el sistema.</text:p>
            <text:p text:style-name="P7">3 – El Miembro de Proyecto tiene permiso de acceso al proyecto.</text:p>
            <text:p text:style-name="P7">4 – El Miembro de Proyecto posee el rol correspondiente en el proyecto.</text:p>
            <text:p text:style-name="P7">5 – El ítem debe existir.</text:p>
            <text:p text:style-name="P7">6 – El proyecto debe haber iniciado.</text:p>
          </table:table-cell>
          <table:covered-table-cell/>
        </table:table-row>
        <table:table-row table:style-name="Tabla133.5">
          <table:table-cell table:style-name="Tabla133.B1" table:number-columns-spanned="2" office:value-type="string">
            <text:p text:style-name="P3">Post-Condiciones:</text:p>
            <text:p text:style-name="P5"><text:span text:style-name="T8">1 – </text:span>Se elimina una relación de un ítem.</text:p>
          </table:table-cell>
          <table:covered-table-cell/>
        </table:table-row>
      </table:table>
      <text:p text:style-name="P2"/>
      <text:p text:style-name="P9"><text:span text:style-name="T6">Diagramas de casos de uso relacionados: </text:span><text:span text:style-name="UC_5f_NormalAzul_20_Car"><text:span text:style-name="T5">Diagrama de Caso de Uso del Módulo de Gestión de Cambios.</text:span></text:span></text:p>
      <text:p text:style-name="P9"><text:span text:style-name="UC_5f_NormalAzul_20_Car"><text:span text:style-name="T5"/></text:span></text:p>
      <table:table table:name="Tabla134" table:style-name="Tabla134">
        <table:table-column table:style-name="Tabla134.A"/>
        <table:table-column table:style-name="Tabla134.B"/>
        <table:table-row table:style-name="Tabla134.1">
          <table:table-cell table:style-name="Tabla134.A1" table:number-columns-spanned="2" office:value-type="string">
            <text:p text:style-name="P13">CURSO NORMAL (Camino Exitoso)</text:p>
            <text:p text:style-name="P13"/>
          </table:table-cell>
          <table:covered-table-cell/>
        </table:table-row>
        <table:table-row table:style-name="Tabla134.1">
          <table:table-cell table:style-name="Tabla134.A2" office:value-type="string">
            <text:p text:style-name="P3">Usuario</text:p>
          </table:table-cell>
          <table:table-cell table:style-name="Tabla134.A1" office:value-type="string">
            <text:p text:style-name="P3">Sistema</text:p>
          </table:table-cell>
        </table:table-row>
        <table:table-row table:style-name="Tabla134.3">
          <table:table-cell table:style-name="Tabla134.A2" office:value-type="string">
            <text:p text:style-name="P5">1<text:span text:style-name="T8"> – </text:span>Selecciona el menú <text:span text:style-name="T8">“</text:span><text:span text:style-name="T2">Administración de ítem”.</text:span></text:p>
          </table:table-cell>
          <table:table-cell table:style-name="Tabla134.A1" office:value-type="string">
            <text:p text:style-name="P11">2<text:span text:style-name="T8"> – </text:span>Despliega el menú correspondiente a opciones sobre ítems.</text:p>
          </table:table-cell>
        </table:table-row>
        <table:table-row table:style-name="Tabla134.4">
          <table:table-cell table:style-name="Tabla134.A4" office:value-type="string">
            <text:p text:style-name="P5">3<text:span text:style-name="T8"> – </text:span>Selecciona <text:span text:style-name="T8">“Eliminar relación”.</text:span></text:p>
          </table:table-cell>
          <table:table-cell table:style-name="Tabla134.B4" office:value-type="string">
            <text:p text:style-name="P11">4<text:span text:style-name="T8"> – </text:span>Verifica si la fase está en estado activo.</text:p>
          </table:table-cell>
        </table:table-row>
        <table:table-row table:style-name="Tabla134.5">
          <table:table-cell table:style-name="Tabla134.A4" office:value-type="string">
            <text:p text:style-name="P8"/>
          </table:table-cell>
          <table:table-cell table:style-name="Tabla134.B4" office:value-type="string">
            <text:p text:style-name="P11">5<text:span text:style-name="T8"> – </text:span>Despliega todas las relaciones entre ítems.</text:p>
          </table:table-cell>
        </table:table-row>
        <table:table-row table:style-name="Tabla134.6">
          <table:table-cell table:style-name="Tabla134.A4" office:value-type="string">
            <text:p text:style-name="P5">6<text:span text:style-name="T8"> – </text:span>Elige una relación</text:p>
          </table:table-cell>
          <table:table-cell table:style-name="Tabla134.B4" office:value-type="string">
            <text:p text:style-name="P11">7<text:span text:style-name="T8"> – </text:span>Muestra y habilita los campos <text:s/>de relación del ítem seleccionado.</text:p>
          </table:table-cell>
        </table:table-row>
        <table:table-row table:style-name="Tabla134.7">
          <table:table-cell table:style-name="Tabla134.A4" office:value-type="string">
            <text:p text:style-name="P5">7<text:span text:style-name="T8"> – </text:span>Elige la relación del ítem.</text:p>
          </table:table-cell>
          <table:table-cell table:style-name="Tabla134.B4" office:value-type="string">
            <text:p text:style-name="P11"/>
          </table:table-cell>
        </table:table-row>
        <table:table-row table:style-name="Tabla134.8">
          <table:table-cell table:style-name="Tabla134.A4" office:value-type="string">
            <text:p text:style-name="P5">8<text:span text:style-name="T8"> – </text:span>Selecciona <text:span text:style-name="T8">“Aceptar”</text:span>.</text:p>
          </table:table-cell>
          <table:table-cell table:style-name="Tabla134.B4" office:value-type="string">
            <text:p text:style-name="P11">9<text:span text:style-name="T8"> – </text:span>Asigna una versión al ítem.</text:p>
          </table:table-cell>
        </table:table-row>
        <table:table-row table:style-name="Tabla134.9">
          <table:table-cell table:style-name="Tabla134.A4" office:value-type="string">
            <text:p text:style-name="P5"/>
          </table:table-cell>
          <table:table-cell table:style-name="Tabla134.B4" office:value-type="string">
            <text:p text:style-name="P11">10<text:span text:style-name="T8"> – <text:s/>Asigna un nuevo estado a los ítem con quien esta relacionado.</text:span></text:p>
          </table:table-cell>
        </table:table-row>
        <table:table-row table:style-name="Tabla134.10">
          <table:table-cell table:style-name="Tabla134.A4" office:value-type="string">
            <text:p text:style-name="P5"/>
          </table:table-cell>
          <table:table-cell table:style-name="Tabla134.B4" office:value-type="string">
            <text:p text:style-name="P11">11<text:span text:style-name="T8"> – Guarda la fecha de modificación</text:span></text:p>
          </table:table-cell>
        </table:table-row>
        <table:table-row table:style-name="Tabla134.11">
          <table:table-cell table:style-name="Tabla134.A4" office:value-type="string">
            <text:p text:style-name="P5"/>
          </table:table-cell>
          <table:table-cell table:style-name="Tabla134.B4" office:value-type="string">
            <text:p text:style-name="P11">12<text:span text:style-name="T8"> –</text:span>Guarda el registro del ítem y muestra el mensaje de Éxito</text:p>
          </table:table-cell>
        </table:table-row>
      </table:table>
      <text:p text:style-name="P6"/>
      <table:table table:name="Tabla135" table:style-name="Tabla135">
        <table:table-column table:style-name="Tabla135.A"/>
        <table:table-row table:style-name="Tabla135.1">
          <table:table-cell table:style-name="Tabla135.A1" office:value-type="string">
            <text:p text:style-name="P3">ALTERNATIVAS (Camino exitoso)</text:p>
          </table:table-cell>
        </table:table-row>
        <table:table-row table:style-name="Tabla135.1">
          <table:table-cell table:style-name="Tabla135.A1" office:value-type="string">
            <text:list xml:id="list12914093941" text:style-name="WW8Num8">
              <text:list-header>
                <text:p text:style-name="P14"/>
                <text:p text:style-name="P14">A1. Cancelar.</text:p>
                <text:p text:style-name="P15">Del paso 3 al 8 el usuario podrá cancelar el proceso de eliminación de una relación.</text:p>
                <text:p text:style-name="P15"/>
              </text:list-header>
            </text:list>
          </table:table-cell>
        </table:table-row>
      </table:table>
      <text:p text:style-name="P4"/>
      <text:p text:style-name="P12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3">EXCEPCIONES</text:p>
          </table:table-cell>
        </table:table-row>
        <table:table-row table:style-name="Table19.1">
          <table:table-cell table:style-name="Table19.A1" office:value-type="string">
            <text:list xml:id="list1815461342" text:continue-numbering="true" text:style-name="WW8Num8">
              <text:list-header>
                <text:p text:style-name="P14"/>
                <text:p text:style-name="P14">E1. Servidor Web no disponible.</text:p>
                <text:p text:style-name="P16"><text:span text:style-name="T10">E1.1</text:span> Falla de comunicación con el servidor Web o la base de datos.</text:p>
                <text:p text:style-name="P16"/>
              </text:list-header>
            </text:list>
          </table:table-cell>
        </table:table-row>
      </table:table>
      <text:p text:style-name="P4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5">Asociaciones de Extensión: Administrar <text:s/>Relación <text:s/>de Item</text:p>
          </table:table-cell>
        </table:table-row>
        <table:table-row table:style-name="Table20.2">
          <table:table-cell table:style-name="Table20.A1" office:value-type="string">
            <text:p text:style-name="P5">Asociaciones de Inclusión: </text:p>
          </table:table-cell>
        </table:table-row>
        <table:table-row table:style-name="Table20.1">
          <table:table-cell table:style-name="Table20.A1" office:value-type="string">
            <text:p text:style-name="P5">Casos de Uso donde se incluye:</text:p>
          </table:table-cell>
        </table:table-row>
        <table:table-row table:style-name="Table20.1">
          <table:table-cell table:style-name="Table20.A1" office:value-type="string">
            <text:p text:style-name="P5">Casos de Uso al que extiende: Administrar <text:s/>Relación <text:s/>de Item, Consultar Relaciones.</text:p>
          </table:table-cell>
        </table:table-row>
        <table:table-row table:style-name="Table20.1">
          <table:table-cell table:style-name="Table20.A1" office:value-type="string">
            <text:p text:style-name="P5">Caso de Uso de Generalización: </text:p>
          </table:table-cell>
        </table:table-row>
        <table:table-row table:style-name="Table20.1">
          <table:table-cell table:style-name="Table20.A6" office:value-type="string">
            <text:p text:style-name="P5">Requerimientos Funcionales Asociados: </text:p>
          </table:table-cell>
        </table:table-row>
      </table:table>
      <text:list xml:id="list12914093942" text:style-name="L1">
        <text:list-item>
          <text:list>
            <text:list-item>
              <text:list>
                <text:list-item>
                  <text:list>
                    <text:list-header>
                      <text:p text:style-name="P17"><text:span text:style-name="UC_5f_NormalAzul_20_Car"><text:span text:style-name="T4"/></text:span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7T23:18:11</meta:creation-date>
    <dc:date>2013-03-23T00:02:47</dc:date>
    <meta:editing-duration>PT12S</meta:editing-duration>
    <meta:editing-cycles>9</meta:editing-cycles>
    <meta:generator>LibreOffice/3.5$Linux_x86 LibreOffice_project/350m1$Build-2</meta:generator>
    <dc:creator>elena </dc:creator>
    <meta:document-statistic meta:table-count="5" meta:image-count="0" meta:object-count="0" meta:page-count="2" meta:paragraph-count="44" meta:word-count="323" meta:character-count="1885" meta:non-whitespace-character-count="1596"/>
  </office:meta>
</office:document-meta>
</file>